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ne3.interpola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pline3.jacobi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pline3.conver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line3.setMaxIterations( int it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debug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line3.getDefaultPrec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getPrec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value( float 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pline3.precision( float [ ] oldX , float [ ] new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line3.setToDefaultPrec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setPrecision( float prec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getPlots( int width , int heigh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line3.getMaxIt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setToDefaultMaxIt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getDefaultMaxIt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3.Spline3( float [ ]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